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2d5f" officeooo:paragraph-rsid="00052d5f"/>
    </style:style>
    <style:style style:name="P2" style:family="paragraph" style:parent-style-name="Standard">
      <style:text-properties officeooo:rsid="00052d5f" officeooo:paragraph-rsid="000710ad"/>
    </style:style>
    <style:style style:name="P3" style:family="paragraph" style:parent-style-name="Standard">
      <style:text-properties officeooo:rsid="000b1177" officeooo:paragraph-rsid="000b1177"/>
    </style:style>
    <style:style style:name="P4" style:family="paragraph" style:parent-style-name="Standard">
      <style:paragraph-properties fo:break-before="page"/>
      <style:text-properties officeooo:rsid="00052d5f" officeooo:paragraph-rsid="000710a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officeooo:rsid="00052d5f" officeooo:paragraph-rsid="00052d5f"/>
    </style:style>
    <style:style style:name="P7" style:family="paragraph" style:parent-style-name="Standard">
      <style:text-properties fo:color="#000000" fo:font-weight="bold" officeooo:rsid="00052d5f" officeooo:paragraph-rsid="00094cb8" style:font-weight-asian="bold" style:font-weight-complex="bold"/>
    </style:style>
    <style:style style:name="T1" style:family="text">
      <style:text-properties officeooo:rsid="00048755"/>
    </style:style>
    <style:style style:name="T2" style:family="text">
      <style:text-properties officeooo:rsid="000aea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ief Untuk Desain Website Du<text:bookmark text:name="_GoBack"/>nia Walet</text:p>
      <text:p text:style-name="Standard"/>
      <text:p text:style-name="Standard"/>
      <text:p text:style-name="Standard">1. www.duniawalet.co.id</text:p>
      <text:p text:style-name="Standard">2. Website berisi edukasi budidaya walet disertai dengan penjualan produk dari kami berupa :</text:p>
      <text:p text:style-name="Standard"><text:s text:c="4"/>Suara Walet, Buku Walet dan Mesin Ampli Walet.</text:p>
      <text:p text:style-name="Standard">3. <text:s text:c="2"/>- Tampilan Beranda : dengan Teks pembuka, Slideshow atas, Slideshow produk atau ada ruang untuk produk baru/promosi, kolom pos twitter, dan testimoni dan ada nomor telepon kami.</text:p>
      <text:p text:style-name="Standard"><text:s text:c="6"/>- Profil Konsultan walet sekaligus owner kami.</text:p>
      <text:p text:style-name="Standard"><text:s text:c="6"/>- <text:s/>Halaman produk kami yang tersusun rapi dengan tampilan elegan disertai daftar agen.</text:p>
      <text:p text:style-name="Standard"><text:s text:c="6"/>- Infografi<text:span text:style-name="T1">s</text:span> dibagian pemesanan yang simple dan mudah dimengerti</text:p>
      <text:p text:style-name="Standard"><text:s text:c="6"/>- Halaman artikel dengan tampilan daftar yang elegan dan tidak monoton disertai jumlah viewers </text:p>
      <text:p text:style-name="Standard"><text:s text:c="6"/>- Halaman kontak kantor pusat,</text:p>
      <text:p text:style-name="Standard"><text:s text:c="6"/>- Halaman kontak daftar agen yang disusun rapi, (ada kolom searchnya)</text:p>
      <text:p text:style-name="Standard"><text:s text:c="6"/>- Halaman Member kami.</text:p>
      <text:p text:style-name="Standard"><text:s text:c="6"/>- Halaman CSR</text:p>
      <text:p text:style-name="Standard"><text:s text:c="6"/>- Galery Foto dan Video dengan tampilan disertai caption/keterangan yang elegan.</text:p>
      <text:p text:style-name="Standard">4. Lebih suka warna yang elegan dan tidak mencolok, modern, simple, dan jaman. Jangan terlalu banyak ornament atau fitur yang dapat memperlambat. Selengkapnya bisa cek website kami dulu di <text:a xlink:type="simple" xlink:href="http://www.duniawalet.co.id/" text:style-name="Internet_20_link" text:visited-style-name="Visited_20_Internet_20_Link">www.duniawalet.co.id</text:a></text:p>
      <text:p text:style-name="Standard"/>
      <text:p text:style-name="Standard"/>
      <text:p text:style-name="P1">yang dibuat :</text:p>
      <text:p text:style-name="P1">Home,</text:p>
      <text:p text:style-name="P1">Article list, - <text:span text:style-name="T2">mockup ok</text:span></text:p>
      <text:p text:style-name="P1">Article Page,</text:p>
      <text:p text:style-name="P1">Agent,</text:p>
      <text:p text:style-name="P1">profile</text:p>
      <text:p text:style-name="P1"/>
      <text:p text:style-name="P1"/>
      <text:p text:style-name="P7"><text:soft-page-break/>dengan Teks pembuka, </text:p>
      <text:p text:style-name="P7">Slideshow atas, </text:p>
      <text:p text:style-name="P7">Slideshow produk atau </text:p>
      <text:p text:style-name="P7">ada ruang untuk produk baru/promosi, </text:p>
      <text:p text:style-name="P7">kolom pos twitter, dan </text:p>
      <text:p text:style-name="P7">testimoni dan </text:p>
      <text:p text:style-name="P7">ada nomor telepon kami.</text:p>
      <text:p text:style-name="P2"/>
      <text:p text:style-name="P2"/>
      <text:p text:style-name="P4"/>
      <text:p text:style-name="P3">Pemesanan</text:p>
      <text:p text:style-name="P3">Pemesanan</text:p>
      <text:p text:style-name="P3">Untuk mendapatkan MMC, FLASHDISK SUARA WALET ORIGINAL &amp; BUKU WALET yang sudah terbukti sukses di beberapa negara Asia Tenggara ini, sangatlah mudah.</text:p>
      <text:p text:style-name="P3">Langkah-langkahnya adalah sebagai berikut :</text:p>
      <text:p text:style-name="P3">1. Pilih produk yang anda butuhkan.</text:p>
      <text:p text:style-name="P3">2. Silahkan transfer ke rekening berikut ini:</text:p>
      <text:p text:style-name="P3"/>
      <text:p text:style-name="P3">logo-mandiri</text:p>
      <text:p text:style-name="P3">Bank Mandiri (Weleri Semarang)</text:p>
      <text:p text:style-name="P3">No. Rek : 1360066434496</text:p>
      <text:p text:style-name="P3">a.n CV Bina Agro Nusantara</text:p>
      <text:p text:style-name="P3">Setelah Transfer :</text:p>
      <text:p text:style-name="P3"/>
      <text:p text:style-name="P3">Konfirmasikan bahwa anda sudah transfer. Lalu ketik nama &amp; alamat anda kirim SMS 082138388899 atau WhatsApp ke 085729486688. Atau PIN BB 59538FB4.</text:p>
      <text:p text:style-name="P3">Kami akan cek, jika transfer anda sudah masuk, pesanan segera di kirim dengan Paket Kilat ke alamat anda.</text:p>
      <text:p text:style-name="P3"/>
      <text:p text:style-name="P3">Terima kasih atas segala perhatian dan kepercayaannya. Doakan agar saya tetap sehat dan tetap bisa membantu anda . Semoga kita sukses bers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</meta:editing-cycles>
    <meta:creation-date>2017-08-07T07:35:00</meta:creation-date>
    <dc:date>2017-08-11T10:10:19.109000000</dc:date>
    <meta:editing-duration>PT4H2M31S</meta:editing-duration>
    <meta:generator>LibreOffice/5.2.2.2$Windows_X86_64 LibreOffice_project/8f96e87c890bf8fa77463cd4b640a2312823f3ad</meta:generator>
    <meta:document-statistic meta:table-count="0" meta:image-count="0" meta:object-count="0" meta:page-count="3" meta:paragraph-count="42" meta:word-count="322" meta:character-count="2169" meta:non-whitespace-character-count="1821"/>
    <meta:user-defined meta:name="AppVersion">15.0000</meta:user-defined>
    <meta:user-defined meta:name="Company">srib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